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OTAL_DURANTE_A_x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_x</text:p>
          </table:table-cell>
          <table:table-cell office:value-type="string" table:style-name="ce1">
            <text:p>A2x_x</text:p>
          </table:table-cell>
          <table:table-cell office:value-type="string" table:style-name="ce1">
            <text:p>A4x_x</text:p>
          </table:table-cell>
          <table:table-cell office:value-type="string" table:style-name="ce1">
            <text:p>A8x_x</text:p>
          </table:table-cell>
          <table:table-cell office:value-type="string" table:style-name="ce1">
            <text:p>Ax_x</text:p>
          </table:table-cell>
          <table:table-cell office:value-type="string" table:style-name="ce1">
            <text:p>x_x</text:p>
          </table:table-cell>
          <table:table-cell office:value-type="string" table:style-name="ce1">
            <text:p>A_A</text:p>
          </table:table-cell>
          <table:table-cell office:value-type="string" table:style-name="ce1">
            <text:p>A2x_A</text:p>
          </table:table-cell>
          <table:table-cell office:value-type="string" table:style-name="ce1">
            <text:p>A4x_A</text:p>
          </table:table-cell>
          <table:table-cell office:value-type="string" table:style-name="ce1">
            <text:p>A8x_A</text:p>
          </table:table-cell>
          <table:table-cell office:value-type="string" table:style-name="ce1">
            <text:p>Ax_A</text:p>
          </table:table-cell>
          <table:table-cell office:value-type="string" table:style-name="ce1">
            <text:p>x_A</text:p>
          </table:table-cell>
          <table:table-cell table:style-name="ce1"/>
          <table:table-cell office:value-type="string" table:style-name="ce1">
            <text:p>Pruebas</text:p>
          </table:table-cell>
          <table:table-cell office:value-type="string" table:style-name="ce1">
            <text:p>Grupo</text:p>
          </table:table-cell>
          <table:table-cell office:value-type="string" table:style-name="ce1">
            <text:p>DURANTE</text:p>
          </table:table-cell>
          <table:table-cell table:style-name="ce1"/>
          <table:table-cell office:value-type="string" table:style-name="ce1">
            <text:p>A-razon</text:p>
          </table:table-cell>
          <table:table-cell office:value-type="string" table:style-name="ce1">
            <text:p>A2x-razon</text:p>
          </table:table-cell>
          <table:table-cell office:value-type="string" table:style-name="ce1">
            <text:p>A4x-razon</text:p>
          </table:table-cell>
          <table:table-cell office:value-type="string" table:style-name="ce1">
            <text:p>A8x-razon</text:p>
          </table:table-cell>
          <table:table-cell office:value-type="string" table:style-name="ce1">
            <text:p>Ax-razon</text:p>
          </table:table-cell>
          <table:table-cell office:value-type="string" table:style-name="ce1">
            <text:p>x-razon</text:p>
          </table:table-cell>
          <table:table-cell table:style-name="ce1"/>
          <table:table-cell office:value-type="string" table:style-name="ce1">
            <text:p>Grupo-razon</text:p>
          </table:table-cell>
          <table:table-cell office:value-type="string" table:style-name="ce1">
            <text:p>DURANTE-razon</text:p>
          </table:table-cell>
          <table:table-cell table:number-columns-repeated="1635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0" table:formula="of:=[.A2]/([.A2]+[.G2])" table:style-name="ce1">
            <text:p>0</text:p>
          </table:table-cell>
          <table:table-cell office:value-type="float" office:value="0.3125" table:formula="of:=[.B2]/([.B2]+[.H2])" table:style-name="ce1">
            <text:p>0.3125</text:p>
          </table:table-cell>
          <table:table-cell office:value-type="float" office:value="3.3333333333333333E-2" table:formula="of:=[.C2]/([.C2]+[.I2])" table:style-name="ce1">
            <text:p>0.033333333</text:p>
          </table:table-cell>
          <table:table-cell office:value-type="float" office:value="0.22857142857142856" table:formula="of:=[.D2]/([.D2]+[.J2])" table:style-name="ce1">
            <text:p>0.228571429</text:p>
          </table:table-cell>
          <table:table-cell office:value-type="float" office:value="0.5357142857142857" table:formula="of:=[.E2]/([.E2]+[.K2])" table:style-name="ce1">
            <text:p>0.535714286</text:p>
          </table:table-cell>
          <table:table-cell office:value-type="float" office:value="1" table:formula="of:=[.F2]/([.F2]+[.L2])" table:style-name="ce1">
            <text:p>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0" table:formula="of:=[.A3]/([.A3]+[.G3])" table:style-name="ce1">
            <text:p>0</text:p>
          </table:table-cell>
          <table:table-cell office:value-type="float" office:value="0.27272727272727271" table:formula="of:=[.B3]/([.B3]+[.H3])" table:style-name="ce1">
            <text:p>0.272727273</text:p>
          </table:table-cell>
          <table:table-cell office:value-type="float" office:value="3.5714285714285712E-2" table:formula="of:=[.C3]/([.C3]+[.I3])" table:style-name="ce1">
            <text:p>0.035714286</text:p>
          </table:table-cell>
          <table:table-cell office:value-type="float" office:value="0.5" table:formula="of:=[.D3]/([.D3]+[.J3])" table:style-name="ce1">
            <text:p>0.5</text:p>
          </table:table-cell>
          <table:table-cell office:value-type="float" office:value="0.2857142857142857" table:formula="of:=[.E3]/([.E3]+[.K3])" table:style-name="ce1">
            <text:p>0.285714286</text:p>
          </table:table-cell>
          <table:table-cell office:value-type="float" office:value="1" table:formula="of:=[.F3]/([.F3]+[.L3])" table:style-name="ce1">
            <text:p>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0" table:formula="of:=[.A4]/([.A4]+[.G4])" table:style-name="ce1">
            <text:p>0</text:p>
          </table:table-cell>
          <table:table-cell office:value-type="float" office:value="0.25" table:formula="of:=[.B4]/([.B4]+[.H4])" table:style-name="ce1">
            <text:p>0.25</text:p>
          </table:table-cell>
          <table:table-cell office:value-type="float" office:value="0.125" table:formula="of:=[.C4]/([.C4]+[.I4])" table:style-name="ce1">
            <text:p>0.125</text:p>
          </table:table-cell>
          <table:table-cell office:value-type="float" office:value="0.34782608695652173" table:formula="of:=[.D4]/([.D4]+[.J4])" table:style-name="ce1">
            <text:p>0.347826087</text:p>
          </table:table-cell>
          <table:table-cell office:value-type="float" office:value="9.0909090909090912E-2" table:formula="of:=[.E4]/([.E4]+[.K4])" table:style-name="ce1">
            <text:p>0.090909091</text:p>
          </table:table-cell>
          <table:table-cell office:value-type="float" office:value="1" table:formula="of:=[.F4]/([.F4]+[.L4])" table:style-name="ce1">
            <text:p>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0" table:formula="of:=[.A5]/([.A5]+[.G5])" table:style-name="ce1">
            <text:p>0</text:p>
          </table:table-cell>
          <table:table-cell office:value-type="float" office:value="0" table:formula="of:=[.B5]/([.B5]+[.H5])" table:style-name="ce1">
            <text:p>0</text:p>
          </table:table-cell>
          <table:table-cell office:value-type="float" office:value="0.11428571428571428" table:formula="of:=[.C5]/([.C5]+[.I5])" table:style-name="ce1">
            <text:p>0.114285714</text:p>
          </table:table-cell>
          <table:table-cell office:value-type="float" office:value="0.5" table:formula="of:=[.D5]/([.D5]+[.J5])" table:style-name="ce1">
            <text:p>0.5</text:p>
          </table:table-cell>
          <table:table-cell office:value-type="float" office:value="0" table:formula="of:=[.E5]/([.E5]+[.K5])" table:style-name="ce1">
            <text:p>0</text:p>
          </table:table-cell>
          <table:table-cell office:value-type="float" office:value="1" table:formula="of:=[.F5]/([.F5]+[.L5])" table:style-name="ce1">
            <text:p>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0" table:formula="of:=[.A6]/([.A6]+[.G6])" table:style-name="ce1">
            <text:p>0</text:p>
          </table:table-cell>
          <table:table-cell office:value-type="float" office:value="0" table:formula="of:=[.B6]/([.B6]+[.H6])" table:style-name="ce1">
            <text:p>0</text:p>
          </table:table-cell>
          <table:table-cell office:value-type="float" office:value="0.17241379310344829" table:formula="of:=[.C6]/([.C6]+[.I6])" table:style-name="ce1">
            <text:p>0.172413793</text:p>
          </table:table-cell>
          <table:table-cell office:value-type="float" office:value="0.72727272727272729" table:formula="of:=[.D6]/([.D6]+[.J6])" table:style-name="ce1">
            <text:p>0.727272727</text:p>
          </table:table-cell>
          <table:table-cell office:value-type="float" office:value="0.33333333333333331" table:formula="of:=[.E6]/([.E6]+[.K6])" table:style-name="ce1">
            <text:p>0.333333333</text:p>
          </table:table-cell>
          <table:table-cell office:value-type="float" office:value="1" table:formula="of:=[.F6]/([.F6]+[.L6])" table:style-name="ce1">
            <text:p>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0.17391304347826086" table:formula="of:=[.A7]/([.A7]+[.G7])" table:style-name="ce1">
            <text:p>0.173913043</text:p>
          </table:table-cell>
          <table:table-cell office:value-type="float" office:value="4.1666666666666664E-2" table:formula="of:=[.B7]/([.B7]+[.H7])" table:style-name="ce1">
            <text:p>0.041666667</text:p>
          </table:table-cell>
          <table:table-cell office:value-type="float" office:value="0.5714285714285714" table:formula="of:=[.C7]/([.C7]+[.I7])" table:style-name="ce1">
            <text:p>0.571428571</text:p>
          </table:table-cell>
          <table:table-cell office:value-type="float" office:value="0.23076923076923078" table:formula="of:=[.D7]/([.D7]+[.J7])" table:style-name="ce1">
            <text:p>0.230769231</text:p>
          </table:table-cell>
          <table:table-cell office:value-type="float" office:value="0.36363636363636365" table:formula="of:=[.E7]/([.E7]+[.K7])" table:style-name="ce1">
            <text:p>0.363636364</text:p>
          </table:table-cell>
          <table:table-cell office:value-type="float" office:value="1" table:formula="of:=[.F7]/([.F7]+[.L7])" table:style-name="ce1">
            <text:p>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0.17391304347826086" table:style-name="ce1">
            <text:p>0.173913043</text:p>
          </table:table-cell>
          <table:table-cell table:number-columns-repeated="1635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formula="of:=[.A8]/([.A8]+[.G8])" table:style-name="ce1">
            <text:p>0</text:p>
          </table:table-cell>
          <table:table-cell office:value-type="float" office:value="6.6666666666666666E-2" table:formula="of:=[.B8]/([.B8]+[.H8])" table:style-name="ce1">
            <text:p>0.066666667</text:p>
          </table:table-cell>
          <table:table-cell office:value-type="float" office:value="0.1276595744680851" table:formula="of:=[.C8]/([.C8]+[.I8])" table:style-name="ce1">
            <text:p>0.127659574</text:p>
          </table:table-cell>
          <table:table-cell office:value-type="float" office:value="0.4" table:formula="of:=[.D8]/([.D8]+[.J8])" table:style-name="ce1">
            <text:p>0.4</text:p>
          </table:table-cell>
          <table:table-cell office:value-type="float" office:value="0.125" table:formula="of:=[.E8]/([.E8]+[.K8])" table:style-name="ce1">
            <text:p>0.125</text:p>
          </table:table-cell>
          <table:table-cell office:value-type="float" office:value="0.94444444444444442" table:formula="of:=[.F8]/([.F8]+[.L8])" table:style-name="ce1">
            <text:p>0.94444444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0.26666666666666666" table:formula="of:=[.A9]/([.A9]+[.G9])" table:style-name="ce1">
            <text:p>0.266666667</text:p>
          </table:table-cell>
          <table:table-cell office:value-type="float" office:value="0" table:formula="of:=[.B9]/([.B9]+[.H9])" table:style-name="ce1">
            <text:p>0</text:p>
          </table:table-cell>
          <table:table-cell office:value-type="float" office:value="0.26666666666666666" table:formula="of:=[.C9]/([.C9]+[.I9])" table:style-name="ce1">
            <text:p>0.266666667</text:p>
          </table:table-cell>
          <table:table-cell office:value-type="float" office:value="0.1111111111111111" table:formula="of:=[.D9]/([.D9]+[.J9])" table:style-name="ce1">
            <text:p>0.111111111</text:p>
          </table:table-cell>
          <table:table-cell office:value-type="float" office:value="5.8823529411764705E-2" table:formula="of:=[.E9]/([.E9]+[.K9])" table:style-name="ce1">
            <text:p>0.058823529</text:p>
          </table:table-cell>
          <table:table-cell office:value-type="float" office:value="0.95454545454545459" table:formula="of:=[.F9]/([.F9]+[.L9])" table:style-name="ce1">
            <text:p>0.954545455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0.26666666666666666" table:style-name="ce1">
            <text:p>0.266666667</text:p>
          </table:table-cell>
          <table:table-cell table:number-columns-repeated="1635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0" table:formula="of:=[.A10]/([.A10]+[.G10])" table:style-name="ce1">
            <text:p>0</text:p>
          </table:table-cell>
          <table:table-cell office:value-type="float" office:value="0.41666666666666669" table:formula="of:=[.B10]/([.B10]+[.H10])" table:style-name="ce1">
            <text:p>0.416666667</text:p>
          </table:table-cell>
          <table:table-cell office:value-type="float" office:value="0.36363636363636365" table:formula="of:=[.C10]/([.C10]+[.I10])" table:style-name="ce1">
            <text:p>0.363636364</text:p>
          </table:table-cell>
          <table:table-cell office:value-type="float" office:value="0.43478260869565216" table:formula="of:=[.D10]/([.D10]+[.J10])" table:style-name="ce1">
            <text:p>0.434782609</text:p>
          </table:table-cell>
          <table:table-cell office:value-type="float" office:value="0.1875" table:formula="of:=[.E10]/([.E10]+[.K10])" table:style-name="ce1">
            <text:p>0.1875</text:p>
          </table:table-cell>
          <table:table-cell office:value-type="float" office:value="1" table:formula="of:=[.F10]/([.F10]+[.L10])" table:style-name="ce1">
            <text:p>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0" table:formula="of:=[.A11]/([.A11]+[.G11])" table:style-name="ce1">
            <text:p>0</text:p>
          </table:table-cell>
          <table:table-cell office:value-type="float" office:value="0.32653061224489793" table:formula="of:=[.B11]/([.B11]+[.H11])" table:style-name="ce1">
            <text:p>0.326530612</text:p>
          </table:table-cell>
          <table:table-cell office:value-type="float" office:value="1" table:formula="of:=[.C11]/([.C11]+[.I11])" table:style-name="ce1">
            <text:p>1</text:p>
          </table:table-cell>
          <table:table-cell office:value-type="float" office:value="0.33333333333333331" table:formula="of:=[.D11]/([.D11]+[.J11])" table:style-name="ce1">
            <text:p>0.333333333</text:p>
          </table:table-cell>
          <table:table-cell office:value-type="float" office:value="0.17241379310344829" table:formula="of:=[.E11]/([.E11]+[.K11])" table:style-name="ce1">
            <text:p>0.172413793</text:p>
          </table:table-cell>
          <table:table-cell office:value-type="float" office:value="0.69230769230769229" table:formula="of:=[.F11]/([.F11]+[.L11])" table:style-name="ce1">
            <text:p>0.692307692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table:number-columns-repeated="13" table:style-name="ce1"/>
          <table:table-cell office:value-type="string" table:style-name="ce1">
            <text:p>x</text:p>
          </table:table-cell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2x</text:p>
          </table:table-cell>
          <table:table-cell office:value-type="float" office:value="0.3125" table:style-name="ce1">
            <text:p>0.3125</text:p>
          </table:table-cell>
          <table:table-cell table:number-columns-repeated="16358"/>
        </table:table-row>
        <table:table-row table:style-name="ro1">
          <table:table-cell table:number-columns-repeated="13" table:style-name="ce1"/>
          <table:table-cell office:value-type="string" table:style-name="ce1">
            <text:p>x</text:p>
          </table:table-cell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2x</text:p>
          </table:table-cell>
          <table:table-cell office:value-type="float" office:value="0.27272727272727271" table:style-name="ce1">
            <text:p>0.272727273</text:p>
          </table:table-cell>
          <table:table-cell table:number-columns-repeated="16358"/>
        </table:table-row>
        <table:table-row table:style-name="ro1">
          <table:table-cell table:number-columns-repeated="13" table:style-name="ce1"/>
          <table:table-cell office:value-type="string" table:style-name="ce1">
            <text:p>x</text:p>
          </table:table-cell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2x</text:p>
          </table:table-cell>
          <table:table-cell office:value-type="float" office:value="0.25" table:style-name="ce1">
            <text:p>0.25</text:p>
          </table:table-cell>
          <table:table-cell table:number-columns-repeated="16358"/>
        </table:table-row>
        <table:table-row table:number-rows-repeated="2" table:style-name="ro1">
          <table:table-cell table:number-columns-repeated="13" table:style-name="ce1"/>
          <table:table-cell office:value-type="string" table:style-name="ce1">
            <text:p>x</text:p>
          </table:table-cell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2x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table:number-columns-repeated="8" table:style-name="ce1"/>
          <table:table-cell office:value-type="string" table:style-name="ce1">
            <text:p>A2x</text:p>
          </table:table-cell>
          <table:table-cell office:value-type="float" office:value="4.1666666666666664E-2" table:style-name="ce1">
            <text:p>0.041666667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2x</text:p>
          </table:table-cell>
          <table:table-cell office:value-type="float" office:value="6.6666666666666666E-2" table:style-name="ce1">
            <text:p>0.066666667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table:number-columns-repeated="8" table:style-name="ce1"/>
          <table:table-cell office:value-type="string" table:style-name="ce1">
            <text:p>A2x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2x</text:p>
          </table:table-cell>
          <table:table-cell office:value-type="float" office:value="0.41666666666666669" table:style-name="ce1">
            <text:p>0.416666667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2x</text:p>
          </table:table-cell>
          <table:table-cell office:value-type="float" office:value="0.32653061224489793" table:style-name="ce1">
            <text:p>0.326530612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2x</text:p>
          </table:table-cell>
          <table:table-cell office:value-type="float" office:value="22" table:style-name="ce1">
            <text:p>22</text:p>
          </table:table-cell>
          <table:table-cell table:number-columns-repeated="8" table:style-name="ce1"/>
          <table:table-cell office:value-type="string" table:style-name="ce1">
            <text:p>A4x</text:p>
          </table:table-cell>
          <table:table-cell office:value-type="float" office:value="3.3333333333333333E-2" table:style-name="ce1">
            <text:p>0.033333333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2x</text:p>
          </table:table-cell>
          <table:table-cell office:value-type="float" office:value="16" table:style-name="ce1">
            <text:p>16</text:p>
          </table:table-cell>
          <table:table-cell table:number-columns-repeated="8" table:style-name="ce1"/>
          <table:table-cell office:value-type="string" table:style-name="ce1">
            <text:p>A4x</text:p>
          </table:table-cell>
          <table:table-cell office:value-type="float" office:value="3.5714285714285712E-2" table:style-name="ce1">
            <text:p>0.035714286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2x</text:p>
          </table:table-cell>
          <table:table-cell office:value-type="float" office:value="15" table:style-name="ce1">
            <text:p>15</text:p>
          </table:table-cell>
          <table:table-cell table:number-columns-repeated="8" table:style-name="ce1"/>
          <table:table-cell office:value-type="string" table:style-name="ce1">
            <text:p>A4x</text:p>
          </table:table-cell>
          <table:table-cell office:value-type="float" office:value="0.125" table:style-name="ce1">
            <text:p>0.125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2x</text:p>
          </table:table-cell>
          <table:table-cell office:value-type="float" office:value="16" table:style-name="ce1">
            <text:p>16</text:p>
          </table:table-cell>
          <table:table-cell table:number-columns-repeated="8" table:style-name="ce1"/>
          <table:table-cell office:value-type="string" table:style-name="ce1">
            <text:p>A4x</text:p>
          </table:table-cell>
          <table:table-cell office:value-type="float" office:value="0.11428571428571428" table:style-name="ce1">
            <text:p>0.114285714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2x</text:p>
          </table:table-cell>
          <table:table-cell office:value-type="float" office:value="10" table:style-name="ce1">
            <text:p>10</text:p>
          </table:table-cell>
          <table:table-cell table:number-columns-repeated="8" table:style-name="ce1"/>
          <table:table-cell office:value-type="string" table:style-name="ce1">
            <text:p>A4x</text:p>
          </table:table-cell>
          <table:table-cell office:value-type="float" office:value="0.17241379310344829" table:style-name="ce1">
            <text:p>0.172413793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2x</text:p>
          </table:table-cell>
          <table:table-cell office:value-type="float" office:value="23" table:style-name="ce1">
            <text:p>23</text:p>
          </table:table-cell>
          <table:table-cell table:number-columns-repeated="8" table:style-name="ce1"/>
          <table:table-cell office:value-type="string" table:style-name="ce1">
            <text:p>A4x</text:p>
          </table:table-cell>
          <table:table-cell office:value-type="float" office:value="0.5714285714285714" table:style-name="ce1">
            <text:p>0.571428571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2x</text:p>
          </table:table-cell>
          <table:table-cell office:value-type="float" office:value="28" table:style-name="ce1">
            <text:p>28</text:p>
          </table:table-cell>
          <table:table-cell table:number-columns-repeated="8" table:style-name="ce1"/>
          <table:table-cell office:value-type="string" table:style-name="ce1">
            <text:p>A4x</text:p>
          </table:table-cell>
          <table:table-cell office:value-type="float" office:value="0.1276595744680851" table:style-name="ce1">
            <text:p>0.127659574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2x</text:p>
          </table:table-cell>
          <table:table-cell office:value-type="float" office:value="4" table:style-name="ce1">
            <text:p>4</text:p>
          </table:table-cell>
          <table:table-cell table:number-columns-repeated="8" table:style-name="ce1"/>
          <table:table-cell office:value-type="string" table:style-name="ce1">
            <text:p>A4x</text:p>
          </table:table-cell>
          <table:table-cell office:value-type="float" office:value="0.26666666666666666" table:style-name="ce1">
            <text:p>0.266666667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2x</text:p>
          </table:table-cell>
          <table:table-cell office:value-type="float" office:value="28" table:style-name="ce1">
            <text:p>28</text:p>
          </table:table-cell>
          <table:table-cell table:number-columns-repeated="8" table:style-name="ce1"/>
          <table:table-cell office:value-type="string" table:style-name="ce1">
            <text:p>A4x</text:p>
          </table:table-cell>
          <table:table-cell office:value-type="float" office:value="0.36363636363636365" table:style-name="ce1">
            <text:p>0.363636364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2x</text:p>
          </table:table-cell>
          <table:table-cell office:value-type="float" office:value="33" table:style-name="ce1">
            <text:p>33</text:p>
          </table:table-cell>
          <table:table-cell table:number-columns-repeated="8" table:style-name="ce1"/>
          <table:table-cell office:value-type="string" table:style-name="ce1">
            <text:p>A4x</text:p>
          </table:table-cell>
          <table:table-cell office:value-type="float" office:value="1" table:style-name="ce1">
            <text:p>1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2x</text:p>
          </table:table-cell>
          <table:table-cell office:value-type="float" office:value="10" table:style-name="ce1">
            <text:p>10</text:p>
          </table:table-cell>
          <table:table-cell table:number-columns-repeated="8" table:style-name="ce1"/>
          <table:table-cell office:value-type="string" table:style-name="ce1">
            <text:p>A8x</text:p>
          </table:table-cell>
          <table:table-cell office:value-type="float" office:value="0.22857142857142856" table:style-name="ce1">
            <text:p>0.228571429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2x</text:p>
          </table:table-cell>
          <table:table-cell office:value-type="float" office:value="6" table:style-name="ce1">
            <text:p>6</text:p>
          </table:table-cell>
          <table:table-cell table:number-columns-repeated="8" table:style-name="ce1"/>
          <table:table-cell office:value-type="string" table:style-name="ce1">
            <text:p>A8x</text:p>
          </table:table-cell>
          <table:table-cell office:value-type="float" office:value="0.5" table:style-name="ce1">
            <text:p>0.5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2x</text:p>
          </table:table-cell>
          <table:table-cell office:value-type="float" office:value="5" table:style-name="ce1">
            <text:p>5</text:p>
          </table:table-cell>
          <table:table-cell table:number-columns-repeated="8" table:style-name="ce1"/>
          <table:table-cell office:value-type="string" table:style-name="ce1">
            <text:p>A8x</text:p>
          </table:table-cell>
          <table:table-cell office:value-type="float" office:value="0.34782608695652173" table:style-name="ce1">
            <text:p>0.347826087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2x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8x</text:p>
          </table:table-cell>
          <table:table-cell office:value-type="float" office:value="0.5" table:style-name="ce1">
            <text:p>0.5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2x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8x</text:p>
          </table:table-cell>
          <table:table-cell office:value-type="float" office:value="0.72727272727272729" table:style-name="ce1">
            <text:p>0.727272727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2x</text:p>
          </table:table-cell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string" table:style-name="ce1">
            <text:p>A8x</text:p>
          </table:table-cell>
          <table:table-cell office:value-type="float" office:value="0.23076923076923078" table:style-name="ce1">
            <text:p>0.230769231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2x</text:p>
          </table:table-cell>
          <table:table-cell office:value-type="float" office:value="2" table:style-name="ce1">
            <text:p>2</text:p>
          </table:table-cell>
          <table:table-cell table:number-columns-repeated="8" table:style-name="ce1"/>
          <table:table-cell office:value-type="string" table:style-name="ce1">
            <text:p>A8x</text:p>
          </table:table-cell>
          <table:table-cell office:value-type="float" office:value="0.4" table:style-name="ce1">
            <text:p>0.4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2x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8x</text:p>
          </table:table-cell>
          <table:table-cell office:value-type="float" office:value="0.1111111111111111" table:style-name="ce1">
            <text:p>0.111111111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2x</text:p>
          </table:table-cell>
          <table:table-cell office:value-type="float" office:value="20" table:style-name="ce1">
            <text:p>20</text:p>
          </table:table-cell>
          <table:table-cell table:number-columns-repeated="8" table:style-name="ce1"/>
          <table:table-cell office:value-type="string" table:style-name="ce1">
            <text:p>A8x</text:p>
          </table:table-cell>
          <table:table-cell office:value-type="float" office:value="0.43478260869565216" table:style-name="ce1">
            <text:p>0.434782609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2x</text:p>
          </table:table-cell>
          <table:table-cell office:value-type="float" office:value="16" table:style-name="ce1">
            <text:p>16</text:p>
          </table:table-cell>
          <table:table-cell table:number-columns-repeated="8" table:style-name="ce1"/>
          <table:table-cell office:value-type="string" table:style-name="ce1">
            <text:p>A8x</text:p>
          </table:table-cell>
          <table:table-cell office:value-type="float" office:value="0.33333333333333331" table:style-name="ce1">
            <text:p>0.333333333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4x</text:p>
          </table:table-cell>
          <table:table-cell office:value-type="float" office:value="29" table:style-name="ce1">
            <text:p>29</text:p>
          </table:table-cell>
          <table:table-cell table:number-columns-repeated="8" table:style-name="ce1"/>
          <table:table-cell office:value-type="string" table:style-name="ce1">
            <text:p>Ax</text:p>
          </table:table-cell>
          <table:table-cell office:value-type="float" office:value="0.5357142857142857" table:style-name="ce1">
            <text:p>0.535714286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4x</text:p>
          </table:table-cell>
          <table:table-cell office:value-type="float" office:value="27" table:style-name="ce1">
            <text:p>27</text:p>
          </table:table-cell>
          <table:table-cell table:number-columns-repeated="8" table:style-name="ce1"/>
          <table:table-cell office:value-type="string" table:style-name="ce1">
            <text:p>Ax</text:p>
          </table:table-cell>
          <table:table-cell office:value-type="float" office:value="0.2857142857142857" table:style-name="ce1">
            <text:p>0.285714286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4x</text:p>
          </table:table-cell>
          <table:table-cell office:value-type="float" office:value="7" table:style-name="ce1">
            <text:p>7</text:p>
          </table:table-cell>
          <table:table-cell table:number-columns-repeated="8" table:style-name="ce1"/>
          <table:table-cell office:value-type="string" table:style-name="ce1">
            <text:p>Ax</text:p>
          </table:table-cell>
          <table:table-cell office:value-type="float" office:value="9.0909090909090912E-2" table:style-name="ce1">
            <text:p>0.090909091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4x</text:p>
          </table:table-cell>
          <table:table-cell office:value-type="float" office:value="31" table:style-name="ce1">
            <text:p>31</text:p>
          </table:table-cell>
          <table:table-cell table:number-columns-repeated="8" table:style-name="ce1"/>
          <table:table-cell office:value-type="string" table:style-name="ce1">
            <text:p>Ax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4x</text:p>
          </table:table-cell>
          <table:table-cell office:value-type="float" office:value="24" table:style-name="ce1">
            <text:p>24</text:p>
          </table:table-cell>
          <table:table-cell table:number-columns-repeated="8" table:style-name="ce1"/>
          <table:table-cell office:value-type="string" table:style-name="ce1">
            <text:p>Ax</text:p>
          </table:table-cell>
          <table:table-cell office:value-type="float" office:value="0.33333333333333331" table:style-name="ce1">
            <text:p>0.333333333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4x</text:p>
          </table:table-cell>
          <table:table-cell office:value-type="float" office:value="9" table:style-name="ce1">
            <text:p>9</text:p>
          </table:table-cell>
          <table:table-cell table:number-columns-repeated="8" table:style-name="ce1"/>
          <table:table-cell office:value-type="string" table:style-name="ce1">
            <text:p>Ax</text:p>
          </table:table-cell>
          <table:table-cell office:value-type="float" office:value="0.36363636363636365" table:style-name="ce1">
            <text:p>0.363636364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4x</text:p>
          </table:table-cell>
          <table:table-cell office:value-type="float" office:value="41" table:style-name="ce1">
            <text:p>41</text:p>
          </table:table-cell>
          <table:table-cell table:number-columns-repeated="8" table:style-name="ce1"/>
          <table:table-cell office:value-type="string" table:style-name="ce1">
            <text:p>Ax</text:p>
          </table:table-cell>
          <table:table-cell office:value-type="float" office:value="0.125" table:style-name="ce1">
            <text:p>0.125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4x</text:p>
          </table:table-cell>
          <table:table-cell office:value-type="float" office:value="11" table:style-name="ce1">
            <text:p>11</text:p>
          </table:table-cell>
          <table:table-cell table:number-columns-repeated="8" table:style-name="ce1"/>
          <table:table-cell office:value-type="string" table:style-name="ce1">
            <text:p>Ax</text:p>
          </table:table-cell>
          <table:table-cell office:value-type="float" office:value="5.8823529411764705E-2" table:style-name="ce1">
            <text:p>0.058823529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4x</text:p>
          </table:table-cell>
          <table:table-cell office:value-type="float" office:value="21" table:style-name="ce1">
            <text:p>21</text:p>
          </table:table-cell>
          <table:table-cell table:number-columns-repeated="8" table:style-name="ce1"/>
          <table:table-cell office:value-type="string" table:style-name="ce1">
            <text:p>Ax</text:p>
          </table:table-cell>
          <table:table-cell office:value-type="float" office:value="0.1875" table:style-name="ce1">
            <text:p>0.1875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4x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x</text:p>
          </table:table-cell>
          <table:table-cell office:value-type="float" office:value="0.17241379310344829" table:style-name="ce1">
            <text:p>0.172413793</text:p>
          </table:table-cell>
          <table:table-cell table:number-columns-repeated="16358"/>
        </table:table-row>
        <table:table-row table:number-rows-repeated="3"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4x</text:p>
          </table:table-cell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4x</text:p>
          </table:table-cell>
          <table:table-cell office:value-type="float" office:value="4" table:style-name="ce1">
            <text:p>4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4x</text:p>
          </table:table-cell>
          <table:table-cell office:value-type="float" office:value="5" table:style-name="ce1">
            <text:p>5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4x</text:p>
          </table:table-cell>
          <table:table-cell office:value-type="float" office:value="12" table:style-name="ce1">
            <text:p>12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4x</text:p>
          </table:table-cell>
          <table:table-cell office:value-type="float" office:value="6" table:style-name="ce1">
            <text:p>6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float" office:value="0.94444444444444442" table:style-name="ce1">
            <text:p>0.944444444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4x</text:p>
          </table:table-cell>
          <table:table-cell office:value-type="float" office:value="4" table:style-name="ce1">
            <text:p>4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float" office:value="0.95454545454545459" table:style-name="ce1">
            <text:p>0.954545455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4x</text:p>
          </table:table-cell>
          <table:table-cell office:value-type="float" office:value="12" table:style-name="ce1">
            <text:p>12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4x</text:p>
          </table:table-cell>
          <table:table-cell office:value-type="float" office:value="3" table:style-name="ce1">
            <text:p>3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float" office:value="0.69230769230769229" table:style-name="ce1">
            <text:p>0.692307692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8x</text:p>
          </table:table-cell>
          <table:table-cell office:value-type="float" office:value="27" table:style-name="ce1">
            <text:p>27</text:p>
          </table:table-cell>
          <table:table-cell table:number-columns-repeated="16368" table:style-name="ce1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8x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8x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8x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8x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8x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8x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8x</text:p>
          </table:table-cell>
          <table:table-cell office:value-type="float" office:value="16" table:style-name="ce1">
            <text:p>16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8x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8x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8x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8x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8x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8x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8x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8x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8x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8x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8x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8x</text:p>
          </table:table-cell>
          <table:table-cell office:value-type="float" office:value="4" table:style-name="ce1">
            <text:p>4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x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x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x</text:p>
          </table:table-cell>
          <table:table-cell office:value-type="float" office:value="20" table:style-name="ce1">
            <text:p>20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x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x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number-rows-repeated="2"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x</text:p>
          </table:table-cell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x</text:p>
          </table:table-cell>
          <table:table-cell office:value-type="float" office:value="16" table:style-name="ce1">
            <text:p>16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x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Ax</text:p>
          </table:table-cell>
          <table:table-cell office:value-type="float" office:value="24" table:style-name="ce1">
            <text:p>24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x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x</text:p>
          </table:table-cell>
          <table:table-cell office:value-type="float" office:value="6" table:style-name="ce1">
            <text:p>6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x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x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number-rows-repeated="2"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x</text:p>
          </table:table-cell>
          <table:table-cell office:value-type="float" office:value="4" table:style-name="ce1">
            <text:p>4</text:p>
          </table:table-cell>
          <table:table-cell table:number-columns-repeated="16368"/>
        </table:table-row>
        <table:table-row table:number-rows-repeated="2"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x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x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Ax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number-rows-repeated="6"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number-rows-repeated="2"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A</text:p>
          </table:table-cell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8" table:style-name="ce1">
            <text:p>18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17" table:style-name="ce1">
            <text:p>17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21" table:style-name="ce1">
            <text:p>21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35" table:style-name="ce1">
            <text:p>35</text:p>
          </table:table-cell>
          <table:table-cell table:number-columns-repeated="16368"/>
        </table:table-row>
        <table:table-row table:style-name="ro1">
          <table:table-cell table:number-columns-repeated="13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number-rows-repeated="10484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Yan Ojeda</meta:initial-creator>
    <dc:creator>Yan Ojeda</dc:creator>
    <meta:creation-date>2020-11-05T23:12:59Z</meta:creation-date>
    <dc:date>2020-11-06T00:05:44Z</dc:date>
  </office:meta>
</office:document-meta>
</file>